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, Gill"/>
    <style:font-face style:name="OpenSymbol" svg:font-family="OpenSymbol"/>
    <style:font-face style:name="Tahoma" svg:font-family="Tahoma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start" style:justify-single-word="false"/>
      <style:text-properties fo:language="es" fo:country="ES"/>
    </style:style>
    <style:style style:name="P3" style:family="paragraph" style:parent-style-name="Text_20_body">
      <style:paragraph-properties fo:text-align="start" style:justify-single-word="false"/>
      <style:text-properties fo:language="es" fo:country="MX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text-indent="0.501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margin-top="0cm" fo:margin-bottom="0cm" fo:text-align="justify" style:justify-single-word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.6cm" style:auto-text-indent="false"/>
      <style:text-properties fo:language="es" fo:country="ES"/>
    </style:style>
    <style:style style:name="P10" style:family="paragraph" style:parent-style-name="Text_20_body">
      <style:paragraph-properties fo:margin-left="0cm" fo:margin-right="0cm" fo:text-align="justify" style:justify-single-word="false" fo:text-indent="0.6cm" style:auto-text-indent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0.6cm" style:auto-text-indent="false"/>
      <style:text-properties style:font-name="Times New Roman1" fo:font-size="12pt" style:font-size-asian="12pt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language="es" fo:country="MX" fo:background-color="transparen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.6cm" style:auto-text-indent="false"/>
      <style:text-properties fo:language="es" fo:country="ES"/>
    </style:style>
    <style:style style:name="P15" style:family="paragraph" style:parent-style-name="Text_20_body">
      <style:paragraph-properties fo:text-align="justify" style:justify-single-word="false"/>
      <style:text-properties fo:language="es" fo:country="ES"/>
    </style:style>
    <style:style style:name="P1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17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18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19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20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21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2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fo:language="es" fo:country="ES" fo:hyphenate="false" fo:hyphenation-remain-char-count="2" fo:hyphenation-push-char-count="2"/>
    </style:style>
    <style:style style:name="P23" style:family="paragraph" style:parent-style-name="Header">
      <style:paragraph-properties fo:text-align="center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style:font-name="Tahoma" fo:language="es" fo:country="ES"/>
    </style:style>
    <style:style style:name="T5" style:family="text">
      <style:text-properties fo:language="es" fo:country="ES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ANZA N° 2513-CM-14</text:p>
      <text:p text:style-name="P7"/>
      <text:p text:style-name="Sangría_20_2_20_de_20_t._20_independiente">DESCRIPCIÓN SINTÉTICA: ADHESIÓN LEY Nº 4904. ACCESIBILIDAD INFORMACIÓN EN LAS PÁGINAS WEB. PERSONAS CON DISCAPACIDAD.</text:p>
      <text:p text:style-name="P7"/>
      <text:p text:style-name="P7">ANTECEDENTES</text:p>
      <text:p text:style-name="P6"/>
      <text:p text:style-name="P9">Convención sobre los Derechos de las Personas con Discapacidad.</text:p>
      <text:p text:style-name="P9"/>
      <text:p text:style-name="P9">Ley Nacional 26653.</text:p>
      <text:p text:style-name="P9"/>
      <text:p text:style-name="P9">Ley Provincial 4904.</text:p>
      <text:p text:style-name="P7"/>
      <text:p text:style-name="P7">FUNDAMENTOS</text:p>
      <text:p text:style-name="P7"/>
      <text:p text:style-name="P10"><text:span text:style-name="T4">L</text:span><text:span text:style-name="T5">a Ley Provincial 4904 promulgada el 30 de octubre de 2013, adhiere a la Ley Nacional <text:s/>26.653 de “Accesibilidad de la Información en las Páginas Web”, para personas con discapacidad.</text:span></text:p>
      <text:p text:style-name="P10"/>
      <text:p text:style-name="P9">La Ley Nacional mencionada es una norma sustancial para poder facilitar la accesibilidad a la información de las personas con discapacidad. </text:p>
      <text:p text:style-name="P10"/>
      <text:p text:style-name="P9">En esta temática, cabe recordar que nuestro país ha adherido a Convención sobre los Derechos de las Personas con Discapacidad la cual en sus principios generales postula:</text:p>
      <text:p text:style-name="P10"/>
      <text:p text:style-name="P9">Artículo 3 </text:p>
      <text:p text:style-name="P9">Principios generales </text:p>
      <text:p text:style-name="P9">Los principios de la presente Convención serán: </text:p>
      <text:p text:style-name="P10">“<text:span text:style-name="T5">a) El respeto de la dignidad inherente, la autonomía individual, incluida la libertad de tomar las propias decisiones, y la independencia de las personas; </text:span></text:p>
      <text:p text:style-name="P9">b) La no discriminación; </text:p>
      <text:p text:style-name="P9">c) La participación e inclusión plenas y efectivas en la sociedad; </text:p>
      <text:p text:style-name="P9">d) El respeto por la diferencia y la aceptación de las personas con discapacidad como parte de la diversidad y la condición humanas; </text:p>
      <text:p text:style-name="P9">e) La igualdad de oportunidades; </text:p>
      <text:p text:style-name="P9">f) La accesibilidad; </text:p>
      <text:p text:style-name="P9">g) La igualdad entre el hombre y la mujer; </text:p>
      <text:p text:style-name="P9">h) El respeto a la evolución de las facultades de los niños y las niñas con discapacidad y de su derecho a preservar su identidad”. </text:p>
      <text:p text:style-name="P9">El Estado debe asegurar el goce efectivo de los derechos de las personas con discapacidad.</text:p>
      <text:p text:style-name="P10"/>
      <text:p text:style-name="P9">La Ley Nacional de “Accesibilidad de la Información en las Páginas Web” resulta ser una herramienta más para lograr este fin, y en algunos de sus artículos establece:</text:p>
      <text:p text:style-name="P11"/>
      <text:p text:style-name="P15">“ARTÍCULO 1º - El Estado nacional, entiéndanse los tres poderes que lo constituyen, sus organismos descentralizados o autárquicos, los entes públicos no estatales, las empresas del <text:soft-page-break/>Estado y las empresas privadas concesionarias de servicios públicos, empresas prestadoras o contratistas de bienes y servicios, deberán respetar en los diseños de sus páginas Web las normas y requisitos sobre accesibilidad de la información que faciliten el acceso a sus contenidos, a todas las personas con discapacidad con el objeto de garantizarles la igualdad real de oportunidades y trato, evitando así todo tipo de discriminación.</text:p>
      <text:p text:style-name="P15">ARTÍCULO 2º - Las instituciones u organizaciones de la sociedad civil que sean beneficiarias o reciban subsidios, donaciones o condonaciones, por parte del Estado o celebren con el mismo contrataciones de servicios, deberán cumplir los requisitos establecidos en el artículo 1° a partir de la entrada en vigencia de esta ley. A tal efecto, las personas jurídicas mencionadas que demuestren no contar con posibilidades de dar cumplimiento a lo establecido, recibirán la necesaria asistencia técnica directa, capacitación y formación de personal por parte del Estado nacional.</text:p>
      <text:p text:style-name="P15">ARTÍCULO 3º - Se entiende por accesibilidad a los efectos de esta ley a la posibilidad de que la información de la página Web, puede ser comprendida y consultada por personas con discapacidad y por usuarios que posean diversas configuraciones en su equipamiento o en sus programas.</text:p>
      <text:p text:style-name="P15">ARTÍCULO 8º - El Estado promoverá la difusión de las normativas de accesibilidad a las instituciones de carácter privado a fin de que incorporen las normas y requisitos de accesibilidad antes mencionados, en el diseño de sus respectivos sitios de Internet y otras redes digitales de datos”.</text:p>
      <text:p text:style-name="P15"/>
      <text:p text:style-name="P9">A su vez la Ley provincial 4904, en su artículo 5º establece expresamente que: “Se invita a los municipios de la provincia a adherir a la presente”, con lo cual receptando la voluntad de los legisladores y con el objetivo de fomentar el derecho de las personas con discapacidad al acceso de la información que es publicada en la web, es que proponemos el presente.</text:p>
      <text:p text:style-name="P9"/>
      <text:p text:style-name="P9">Por último, creemos necesario aportar acciones concretas que posibiliten la igualdad de oportunidades promoviendo la accesibilidad en los distintos ámbitos.</text:p>
      <text:p text:style-name="P4"/>
      <text:p text:style-name="Standard">AUTORES: Concejales Leandro Lescano (AFSP) y Prof. Elena Welleschik (UCR).</text:p>
      <text:p text:style-name="P8"/>
      <text:p text:style-name="Text_20_body">El proyecto original Nº 556/14, con las modificaciones introducidas, fue aprobado en la sesión del día 29 de abril de 2014, según consta en el Acta Nº 1017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1">ORDENANZA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Art. <text:s/>1°) </text:p>
          </table:table-cell>
          <table:table-cell table:style-name="Tabla1.A1" office:value-type="string">
            <text:p text:style-name="P7">Se adhiere a la Ley provincial 4904 de accesibilidad de la información en las páginas web. </text:p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3">Art. <text:s/>2°) </text:p>
          </table:table-cell>
          <table:table-cell table:style-name="Tabla1.A1" office:value-type="string">
            <text:p text:style-name="P22"><text:span text:style-name="T10">Comuníquese. Publíquese en el Boletín Oficial. Tómese razón. Cumplido, archívese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ill Sans" svg:font-family="'Gill Sans', Gill"/>
    <style:font-face style:name="OpenSymbol" svg:font-family="OpenSymbol"/>
    <style:font-face style:name="Tahoma" svg:font-family="Tahoma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ora </dc:creator>
    <dc:date>2014-05-06T12:01:20</dc:date>
    <meta:print-date>2014-05-06T12:01:00</meta:print-date>
    <meta:editing-cycles>7</meta:editing-cycles>
    <meta:editing-duration>P23DT22H11M8S</meta:editing-duration>
    <meta:generator>LibreOffice/3.5$Linux_x86 LibreOffice_project/350m1$Build-2</meta:generator>
    <meta:printed-by>Nora </meta:printed-by>
    <meta:document-statistic meta:table-count="1" meta:image-count="1" meta:object-count="0" meta:page-count="2" meta:paragraph-count="40" meta:word-count="745" meta:character-count="4898" meta:non-whitespace-character-count="3995"/>
    <meta:user-defined meta:name="Información 1"/>
    <meta:user-defined meta:name="Información 2"/>
    <meta:user-defined meta:name="Información 3"/>
    <meta:user-defined meta:name="Información 4"/>
  </office:meta>
</office:document-meta>
</file>